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13996608381129044" text:style-name="L1">
        <text:list-item>
          <text:p text:style-name="P1">Synchronization</text:p>
          <text:list>
            <text:list-item>
              <text:p text:style-name="P1">Why synchronize?</text:p>
              <text:list>
                <text:list-item>
                  <text:p text:style-name="P1">Problem</text:p>
                  <text:list>
                    <text:list-item>
                      <text:p text:style-name="P1">Threads may share data</text:p>
                    </text:list-item>
                    <text:list-item>
                      <text:p text:style-name="P1">Data consistency must be maintained</text:p>
                    </text:list-item>
                  </text:list>
                </text:list-item>
                <text:list-item>
                  <text:p text:style-name="P1">Example</text:p>
                  <text:list>
                    <text:list-item>
                      <text:p text:style-name="P1">Suppose a thread wants to withdraw 5$ from a bank account, and another thread wants to deposit 10$ to the same account</text:p>
                    </text:list-item>
                    <text:list-item>
                      <text:p text:style-name="P1">What should the balance be after the two transactions have been completed, and what might happen if the two transactions are executed concurrently?</text:p>
                      <text:list>
                        <text:list-item>
                          <text:p text:style-name="P1">Depending on order of operations, the balance could be the start -5, or the start + 10 instead of the start + 5.</text:p>
                        </text:list-item>
                      </text:list>
                    </text:list-item>
                  </text:list>
                </text:list-item>
                <text:list-item>
                  <text:p text:style-name="P1">Need to ensure the orderly execution of cooperating threads</text:p>
                </text:list-item>
              </text:list>
            </text:list-item>
            <text:list-item>
              <text:p text:style-name="P1">Terminology</text:p>
              <text:list>
                <text:list-item>
                  <text:p text:style-name="P1">Critical Section: CS is a section of code which reads or writes shared data</text:p>
                </text:list-item>
                <text:list-item>
                  <text:p text:style-name="P1">Race condition: potential for interleaved execution of a critical section by multiple threads</text:p>
                  <text:list>
                    <text:list-item>
                      <text:p text:style-name="P1">Results are non-deterministic</text:p>
                    </text:list-item>
                  </text:list>
                </text:list-item>
                <text:list-item>
                  <text:p text:style-name="P1">Mutual exclusion: synchronizing mechanism used to avoid race conditions by ensuring exclusive execution of critical sections</text:p>
                </text:list-item>
                <text:list-item>
                  <text:p text:style-name="P1">Deadlock: permanent blocking of threads</text:p>
                </text:list-item>
                <text:list-item>
                  <text:p text:style-name="P1">Livelock: execution but no progress</text:p>
                </text:list-item>
                <text:list-item>
                  <text:p text:style-name="P1">Starvation: one or more threads have been denied resources</text:p>
                </text:list-item>
              </text:list>
            </text:list-item>
            <text:list-item>
              <text:p text:style-name="P1">Synchronization Primatives</text:p>
              <text:list>
                <text:list-item>
                  <text:p text:style-name="P1">Most common</text:p>
                  <text:list>
                    <text:list-item>
                      <text:p text:style-name="P1">Locks (mutual exclusion)</text:p>
                    </text:list-item>
                    <text:list-item>
                      <text:p text:style-name="P1">Condition Variables</text:p>
                    </text:list-item>
                    <text:list-item>
                      <text:p text:style-name="P1">Semaphores</text:p>
                    </text:list-item>
                    <text:list-item>
                      <text:p text:style-name="P1">Monitors</text:p>
                    </text:list-item>
                    <text:list-item>
                      <text:p text:style-name="P1">Barriers</text:p>
                    </text:list-item>
                  </text:list>
                </text:list-item>
                <text:list-item>
                  <text:p text:style-name="P1">Need</text:p>
                  <text:list>
                    <text:list-item>
                      <text:p text:style-name="P1">Semaphores</text:p>
                    </text:list-item>
                    <text:list-item>
                      <text:p text:style-name="P1">Locks and condition variables</text:p>
                    </text:list-item>
                  </text:list>
                </text:list-item>
              </text:list>
            </text:list-item>
            <text:list-item>
              <text:p text:style-name="P1">Locks</text:p>
              <text:list>
                <text:list-item>
                  <text:p text:style-name="P1">REQUIRED for Mutual Exclusion</text:p>
                </text:list-item>
                <text:list-item>
                  <text:p text:style-name="P1">No assumptions on hardware: speed, # of processors</text:p>
                </text:list-item>
                <text:list-item>
                  <text:p text:style-name="P1">Mutual exclusion is maintained – that is only one thread at a time can be executing inside a CS</text:p>
                </text:list-item>
                <text:list-item>
                  <text:p text:style-name="P1">Execution of a CS takes a finite time</text:p>
                </text:list-item>
                <text:list-item>
                  <text:p text:style-name="P1">A thread not in the CS cannot prevent other threads to enter the CS</text:p>
                </text:list-item>
                <text:list-item>
                  <text:p text:style-name="P1">Entering the CS cannot be delayed indefinitely: no deadlock or starvation</text:p>
                </text:list-item>
                <text:list-item>
                  <text:p text:style-name="P1">Mutual exclusion = want to be the only thread modifying a set of data items</text:p>
                  <text:list>
                    <text:list-item>
                      <text:p text:style-name="P1">Can look at it as exclusive access to data items or to a piece of code</text:p>
                    </text:list-item>
                  </text:list>
                </text:list-item>
                <text:list-item>
                  <text:p text:style-name="P1">Have three components</text:p>
                  <text:list>
                    <text:list-item>
                      <text:p text:style-name="P1">Acquire, Release, Waiting</text:p>
                    </text:list-item>
                  </text:list>
                </text:list-item>
              </text:list>
            </text:list-item>
            <text:list-item>
              <text:p text:style-name="P1"><text:soft-page-break/>Implementing locks at user-level</text:p>
              <text:list>
                <text:list-item>
                  <text:p text:style-name="P1">Why? </text:p>
                  <text:list>
                    <text:list-item>
                      <text:p text:style-name="P1">It's expensive to enter the kernel</text:p>
                    </text:list-item>
                  </text:list>
                </text:list-item>
                <text:list-item>
                  <text:p text:style-name="P1">What's the issue?</text:p>
                  <text:list>
                    <text:list-item>
                      <text:p text:style-name="P1">Can't disable interrupts</text:p>
                    </text:list-item>
                  </text:list>
                </text:list-item>
                <text:list-item>
                  <text:p text:style-name="P1">Many software algorithms exist for mutual exclusion</text:p>
                  <text:list>
                    <text:list-item>
                      <text:p text:style-name="P1">Disadvantages: it's very difficult to get correct</text:p>
                    </text:list-item>
                  </text:list>
                </text:list-item>
                <text:list-item>
                  <text:p text:style-name="P1">What do we do?</text:p>
                  <text:list>
                    <text:list-item>
                      <text:p text:style-name="P1">Simple solution with a little bit of help from the hardware</text:p>
                    </text:list-item>
                  </text:list>
                </text:list-item>
                <text:list-item>
                  <text:p text:style-name="P1">Atomic read-modify-write instructions</text:p>
                  <text:list>
                    <text:list-item>
                      <text:p text:style-name="P1">Test and set</text:p>
                      <text:list>
                        <text:list-item>
                          <text:p text:style-name="P1">Automatically read a variable, if the value of the variable is currently 0, set to 1</text:p>
                        </text:list-item>
                      </text:list>
                    </text:list-item>
                    <text:list-item>
                      <text:p text:style-name="P1">Fetch and increment</text:p>
                      <text:list>
                        <text:list-item>
                          <text:p text:style-name="P1">Atomically return the current value of a memory location and increment the value in memory by 1</text:p>
                        </text:list-item>
                      </text:list>
                    </text:list-item>
                    <text:list-item>
                      <text:p text:style-name="P1">Compare and swap</text:p>
                      <text:list>
                        <text:list-item>
                          <text:p text:style-name="P1">Atomically compare the value of a memory location with an old value, and if it's the same then replace with a new value</text:p>
                        </text:list-item>
                      </text:list>
                    </text:list-item>
                  </text:list>
                </text:list-item>
                <text:list-item>
                  <text:p text:style-name="P1">Modern architectures perform atomic operations inside the cache</text:p>
                </text:list-item>
              </text:list>
            </text:list-item>
            <text:list-item>
              <text:p text:style-name="P1">Implementing a spin lock with Test and Set</text:p>
              <text:list>
                <text:list-item>
                  <text:p text:style-name="P1">Test and set is guaranteed to not generate traffic unnecessarily, but there's still traffic after a release and no ordering guarantees</text:p>
                  <text:list>
                    <text:list-item>
                      <text:p text:style-name="P1">spin_acquire(lock)<text:line-break/>{<text:line-break/><text:tab/>while(1){<text:line-break/><text:tab/><text:tab/>while (lock == LOCKED){<text:line-break/><text:tab/><text:tab/>if(test-and-set(lock) == UNLOCKED) break;<text:line-break/><text:tab/><text:tab/>}<text:line-break/>}<text:line-break/>spin_release(lock){<text:line-break/><text:tab/>lock = UNLOCKED;<text:line-break/>}</text:p>
                    </text:list-item>
                  </text:list>
                </text:list-item>
              </text:list>
            </text:list-item>
            <text:list-item>
              <text:p text:style-name="P1">Ticket lock using fetch and increment</text:p>
              <text:list>
                <text:list-item>
                  <text:p text:style-name="P1">Each thread gets a ticket from variable next-ticket</text:p>
                </text:list-item>
                <text:list-item>
                  <text:p text:style-name="P1">Now-serving variable holds ticket of current lock holder</text:p>
                </text:list-item>
                <text:list-item>
                  <text:p text:style-name="P1">Think about how to implement acquire and release</text:p>
                </text:list-item>
                <text:list-item>
                  <text:p text:style-name="P1">Many other spin lock implementations exist<text:tab/></text:p>
                </text:list-item>
              </text:list>
            </text:list-item>
            <text:list-item>
              <text:p text:style-name="P1">Implementing (Spin) Barriers</text:p>
              <text:list>
                <text:list-item>
                  <text:p text:style-name="P1">Centralized barrier:</text:p>
                  <text:list>
                    <text:list-item>
                      <text:p text:style-name="P1">Each thread increments a shared counter upon arriving</text:p>
                    </text:list-item>
                    <text:list-item>
                      <text:p text:style-name="P1">Each thread polls the shared counter until all have arrived</text:p>
                      <text:list>
                        <text:list-item>
                          <text:p text:style-name="P1">Barrier(num_threads){<text:line-break/> if(fetch and increment (counter) == num_threads){<text:line-break/> counter = 0;<text:line-break/> else<text:line-break/> while(counter!=0);}}</text:p>
                          <text:list>
                            <text:list-item>
                              <text:p text:style-name="P1"><text:soft-page-break/>Note that consecutive barriers may mess with the shared counter, and there may be contention for the shared counter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ense Reversal</text:p>
                      <text:list>
                        <text:list-item>
                          <text:p text:style-name="P1">Odd barriers wait for a flag to go from true to false, even wait for a flag to go from false to true</text:p>
                        </text:list-item>
                        <text:list-item>
                          <text:p text:style-name="P1">Still suffers from contention</text:p>
                        </text:list-item>
                      </text:list>
                    </text:list-item>
                    <text:list-item>
                      <text:p text:style-name="P1">Possible solution: combining tree barrier with sense reversal</text:p>
                      <text:list>
                        <text:list-item>
                          <text:p text:style-name="P1">Writes done in a tree, only n-degree threads can write to same counter</text:p>
                        </text:list-item>
                        <text:list-item>
                          <text:p text:style-name="P1">Last arrival at each level goes further up</text:p>
                        </text:list-item>
                        <text:list-item>
                          <text:p text:style-name="P1">Thread that arrives at the root wakes up the others by changing the sense variables on which they are spinn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What do we do while waiting?</text:p>
              <text:list>
                <text:list-item>
                  <text:p text:style-name="P1">We've considered two types of primitives</text:p>
                  <text:list>
                    <text:list-item>
                      <text:p text:style-name="P1">Blocking</text:p>
                      <text:list>
                        <text:list-item>
                          <text:p text:style-name="P1">OS or RT system de-schedules waiting threads</text:p>
                        </text:list-item>
                      </text:list>
                    </text:list-item>
                    <text:list-item>
                      <text:p text:style-name="P1">Spinning </text:p>
                      <text:list>
                        <text:list-item>
                          <text:p text:style-name="P1">Waiting threads keep testing location until it changes value</text:p>
                        </text:list-item>
                        <text:list-item>
                          <text:p text:style-name="P1">Doesn’t quite work in single threaded uniprocessors</text:p>
                        </text:list-item>
                      </text:list>
                    </text:list-item>
                  </text:list>
                </text:list-item>
                <text:list-item>
                  <text:p text:style-name="P1">Spinning vs blocking becomes an issue in multithreaded processors and multiprocessors</text:p>
                </text:list-item>
                <text:list-item>
                  <text:p text:style-name="P1">There is a tradeoff of blocking vs expected waiting time</text:p>
                </text:list-item>
              </text:list>
            </text:list-item>
            <text:list-item>
              <text:p text:style-name="P1">Condition Variables</text:p>
              <text:list>
                <text:list-item>
                  <text:p text:style-name="P1">A condition variable is always associated with</text:p>
                  <text:list>
                    <text:list-item>
                      <text:p text:style-name="P1">A condition and a lock</text:p>
                    </text:list-item>
                  </text:list>
                </text:list-item>
                <text:list-item>
                  <text:p text:style-name="P1">They are typically used to wait for the condition to take on a certain value</text:p>
                </text:list-item>
                <text:list-item>
                  <text:p text:style-name="P1">There are three main operations</text:p>
                </text:list-item>
                <text:list-item>
                  <text:p text:style-name="P1">Wait(Lock L)</text:p>
                  <text:list>
                    <text:list-item>
                      <text:p text:style-name="P1">Release the lock</text:p>
                    </text:list-item>
                    <text:list-item>
                      <text:p text:style-name="P1">Put thread object on wait queue of this condvar object</text:p>
                    </text:list-item>
                    <text:list-item>
                      <text:p text:style-name="P1">Yield the CPU to another thread</text:p>
                    </text:list-item>
                    <text:list-item>
                      <text:p text:style-name="P1">When awakened by the system, reacquire the lock and return</text:p>
                    </text:list-item>
                  </text:list>
                </text:list-item>
                <text:list-item>
                  <text:p text:style-name="P1">Signal()</text:p>
                  <text:list>
                    <text:list-item>
                      <text:p text:style-name="P1">If at least 1 thread is sleeping on cond_var, wake 1 up. Otherwise, no effect</text:p>
                    </text:list-item>
                    <text:list-item>
                      <text:p text:style-name="P1">Waking up a thread means changing its state to ready and moving the thread object to the run queue</text:p>
                    </text:list-item>
                  </text:list>
                </text:list-item>
                <text:list-item>
                  <text:p text:style-name="P1">Broadcast()</text:p>
                  <text:list>
                    <text:list-item>
                      <text:p text:style-name="P1">If 1 or more threads are sleeping on cond_var wake everyone up</text:p>
                    </text:list-item>
                    <text:list-item>
                      <text:p text:style-name="P1">Otherwise, nothing</text:p>
                    </text:list-item>
                  </text:list>
                </text:list-item>
              </text:list>
            </text:list-item>
            <text:list-item>
              <text:p text:style-name="P1">Producer/Consumer Example</text:p>
              <text:list>
                <text:list-item>
                  <text:p text:style-name="P1">Imagine a web server with the following architecture</text:p>
                  <text:list>
                    <text:list-item>
                      <text:p text:style-name="P1">One producer thread listens for client http requests</text:p>
                    </text:list-item>
                    <text:list-item>
                      <text:p text:style-name="P1">When a request is received, the producer enqueues it on a circular request queue with finite capacity if there is room</text:p>
                    </text:list-item>
                    <text:list-item>
                      <text:p text:style-name="P1">A number of consumer threads service the queue as follows</text:p>
                      <text:list>
                        <text:list-item>
                          <text:p text:style-name="P1">Remove the 1<text:span text:style-name="T1">st</text:span> request from the queue if there is a request</text:p>
                        </text:list-item>
                        <text:list-item>
                          <text:p text:style-name="P1">Read data from disk to service the request</text:p>
                        </text:list-item>
                      </text:list>
                    </text:list-item>
                    <text:list-item>
                      <text:p text:style-name="P1"><text:soft-page-break/>How can they synchronize?</text:p>
                    </text:list-item>
                  </text:list>
                </text:list-item>
              </text:list>
            </text:list-item>
            <text:list-item>
              <text:p text:style-name="P1">Implementing condition variables</text:p>
              <text:list>
                <text:list-item>
                  <text:p text:style-name="P1">Condition variables are implemented using locks</text:p>
                </text:list-item>
                <text:list-item>
                  <text:p text:style-name="P1">Implementation is tricky because it involved multiple locks and scheduling queue</text:p>
                </text:list-item>
                <text:list-item>
                  <text:p text:style-name="P1">Implemented in the OS or runtime thread systems because they involve scheduling operations such as sleep/wakeup</text:p>
                </text:list-item>
              </text:list>
            </text:list-item>
            <text:list-item>
              <text:p text:style-name="P1">Semaphores</text:p>
              <text:list>
                <text:list-item>
                  <text:p text:style-name="P1">Synchronized counting variables</text:p>
                </text:list-item>
                <text:list-item>
                  <text:p text:style-name="P1">Formally, a semaphore is comprised of an integer value and two operations</text:p>
                  <text:list>
                    <text:list-item>
                      <text:p text:style-name="P1">P()</text:p>
                      <text:list>
                        <text:list-item>
                          <text:p text:style-name="P1">While value = 0, sleep</text:p>
                        </text:list-item>
                        <text:list-item>
                          <text:p text:style-name="P1">Decrement value</text:p>
                        </text:list-item>
                      </text:list>
                    </text:list-item>
                    <text:list-item>
                      <text:p text:style-name="P1">V()</text:p>
                      <text:list>
                        <text:list-item>
                          <text:p text:style-name="P1">Increment value</text:p>
                        </text:list-item>
                        <text:list-item>
                          <text:p text:style-name="P1">If there are any threads sleeping waiting for value to become non-zero, wakeup at least one thread</text:p>
                        </text:list-item>
                      </text:list>
                    </text:list-item>
                  </text:list>
                </text:list-item>
                <text:list-item>
                  <text:p text:style-name="P1">Using Semaphores</text:p>
                  <text:list>
                    <text:list-item>
                      <text:p text:style-name="P1">Can be used to implement mutual exclusion</text:p>
                      <text:list>
                        <text:list-item>
                          <text:p text:style-name="P1">Use binary semaphore, initialize the counter to 1</text:p>
                        </text:list-item>
                        <text:list-item>
                          <text:p text:style-name="P1">P == lock acquired, V == lock released</text:p>
                        </text:list-item>
                      </text:list>
                    </text:list-item>
                    <text:list-item>
                      <text:p text:style-name="P1">General semaphores with the help of a binary semaphore can be used in producer-consumer types of synchronization problems ***important***</text:p>
                    </text:list-item>
                  </text:list>
                </text:list-item>
                <text:list-item>
                  <text:p text:style-name="P1">Implementing Semaphores ***important***</text:p>
                  <text:list>
                    <text:list-item>
                      <text:p text:style-name="P1">Can you see how to implement semaphores given locks and condition variables?</text:p>
                    </text:list-item>
                    <text:list-item>
                      <text:p text:style-name="P1">Can you see how to implement locks and condition variables given semaphores?</text:p>
                    </text:list-item>
                  </text:list>
                </text:list-item>
              </text:list>
            </text:list-item>
            <text:list-item>
              <text:p text:style-name="P1">Monitors</text:p>
              <text:list>
                <text:list-item>
                  <text:p text:style-name="P1">Semaphores have a few limitations</text:p>
                  <text:list>
                    <text:list-item>
                      <text:p text:style-name="P1">Unstructured, difficult to program correctly</text:p>
                    </text:list-item>
                  </text:list>
                </text:list-item>
                <text:list-item>
                  <text:p text:style-name="P1">Monitors eliminate these limitations and are as powerful as semaphores</text:p>
                </text:list-item>
                <text:list-item>
                  <text:p text:style-name="P1">A monitor consists of a software module with one or more procedures, an initialization sequence, and local data (can only be accessed by procedures)</text:p>
                </text:list-item>
                <text:list-item>
                  <text:p text:style-name="P1">Only one process can execute within the monitor at any one time (mutex) → entry queue</text:p>
                </text:list-item>
                <text:list-item>
                  <text:p text:style-name="P1">Synchronization within the monitor implemented with condition variables (wait/signal) → one queue per condition variable</text:p>
                </text:list-item>
                <text:list-item>
                  <text:p text:style-name="P1">Syntax</text:p>
                  <text:list>
                    <text:list-item>
                      <text:p text:style-name="P1">Monitor monitor-name{<text:line-break/>shared var declarations<text:line-break/> procedure body P1(){<text:line-break/> }<text:line-break/> ….<text:line-break/> procedure body Pn(){<text:line-break/> }<text:line-break/>{<text:line-break/> initialization code<text:line-break/>}<text:line-break/><text:soft-page-break/>}</text:p>
                    </text:list-item>
                  </text:list>
                </text:list-item>
              </text:list>
            </text:list-item>
            <text:list-item>
              <text:p text:style-name="P1">Deadlock</text:p>
              <text:list>
                <text:list-item>
                  <text:p text:style-name="P1">Can occur whenever multiple parties are competing for exclusive access to multiple resources</text:p>
                </text:list-item>
                <text:list-item>
                  <text:p text:style-name="P1">How can we avoid deadlocks?</text:p>
                  <text:list>
                    <text:list-item>
                      <text:p text:style-name="P1">Prevention</text:p>
                      <text:list>
                        <text:list-item>
                          <text:p text:style-name="P1">Design a system without one of the conditions that cause deadlocks</text:p>
                        </text:list-item>
                        <text:list-item>
                          <text:p text:style-name="P1">To prevent circular wait, impose a strict ordering on resources </text:p>
                          <text:list>
                            <text:list-item>
                              <text:p text:style-name="P1">If you need to lock A and B, always lock A then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voidance</text:p>
                      <text:list>
                        <text:list-item>
                          <text:p text:style-name="P1">Banker's Algorithm</text:p>
                        </text:list-item>
                        <text:list-item>
                          <text:p text:style-name="P1">Deny requests that may lead to unsafe states</text:p>
                        </text:list-item>
                        <text:list-item>
                          <text:p text:style-name="P1">Running the algorithm on all resource requests is expensive</text:p>
                        </text:list-item>
                      </text:list>
                    </text:list-item>
                    <text:list-item>
                      <text:p text:style-name="P1"><text:s/>Detection/recovery</text:p>
                      <text:list>
                        <text:list-item>
                          <text:p text:style-name="P1">Check for circular wait periodically. If the wait is found, abort all deadlocked processes</text:p>
                        </text:list-item>
                        <text:list-item>
                          <text:p text:style-name="P1">Checking for circular wait is expensive</text:p>
                        </text:list-item>
                      </text:list>
                    </text:list-item>
                  </text:list>
                </text:list-item>
                <text:list-item>
                  <text:p text:style-name="P1">Conditions for a deadlock</text:p>
                  <text:list>
                    <text:list-item>
                      <text:p text:style-name="P1">Mutex</text:p>
                    </text:list-item>
                    <text:list-item>
                      <text:p text:style-name="P1">Hold and wait</text:p>
                      <text:list>
                        <text:list-item>
                          <text:p text:style-name="P1">A thread/process that needs a resource that is currently taken holds on to the resources it already has and waits for the resource</text:p>
                        </text:list-item>
                      </text:list>
                    </text:list-item>
                    <text:list-item>
                      <text:p text:style-name="P1">No preemption</text:p>
                      <text:list>
                        <text:list-item>
                          <text:p text:style-name="P1">A thread/process never has a resource that it is holding taken away from it</text:p>
                        </text:list-item>
                      </text:list>
                    </text:list-item>
                    <text:list-item>
                      <text:p text:style-name="P1">Circular wait</text:p>
                    </text:list-item>
                  </text:list>
                </text:list-item>
              </text:list>
            </text:list-item>
            <text:list-item>
              <text:p text:style-name="P1">Banker's Algorithm</text:p>
              <text:list>
                <text:list-item>
                  <text:p text:style-name="P1">Idea: reject resource allocation requests that might leave the system in an unsafe state</text:p>
                </text:list-item>
                <text:list-item>
                  <text:p text:style-name="P1">A state is safe if the system can allocate resources to each process (up to it's maximum) in some order and still avoid a deadlock. Note that not all unsafe states are deadlock states</text:p>
                </text:list-item>
                <text:list-item>
                  <text:p text:style-name="P1">Conservative algorithm, it simply avoids unsafe states altogether</text:p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7:27:19.73</meta:creation-date>
    <meta:document-statistic meta:table-count="0" meta:image-count="0" meta:object-count="0" meta:page-count="5" meta:paragraph-count="165" meta:word-count="1474" meta:character-count="8291"/>
    <dc:date>2015-10-11T19:58:30.15</dc:date>
    <meta:editing-duration>PT12M25S</meta:editing-duration>
    <meta:editing-cycles>1</meta:editing-cycles>
    <meta:generator>OpenOffice.org/3.4.1$Win32 OpenOffice.org_project/341m1$Build-9593</meta:generator>
  </office:meta>
</office:document-meta>
</file>